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16671" officeooo:paragraph-rsid="00016671" style:font-name-asian="方正苏新诗柳楷简体" style:font-size-asian="18pt" style:font-size-complex="18pt"/>
    </style:style>
    <style:style style:name="P3" style:family="paragraph" style:parent-style-name="Standard">
      <style:text-properties fo:font-size="18pt" officeooo:rsid="0007e50c" officeooo:paragraph-rsid="0007e50c" style:font-name-asian="方正苏新诗柳楷简体" style:font-size-asian="18pt" style:font-size-complex="18pt"/>
    </style:style>
    <style:style style:name="P4" style:family="paragraph" style:parent-style-name="Standard">
      <style:text-properties fo:font-size="18pt" officeooo:rsid="00021a14" officeooo:paragraph-rsid="00021a14" style:font-name-asian="方正苏新诗柳楷简体" style:font-size-asian="18pt" style:font-size-complex="18pt"/>
    </style:style>
    <style:style style:name="P5" style:family="paragraph" style:parent-style-name="Standard">
      <style:text-properties fo:font-size="18.25pt" style:font-size-asian="16pt" style:font-size-complex="18.25pt"/>
    </style:style>
    <style:style style:name="P6" style:family="paragraph" style:parent-style-name="Standard">
      <style:text-properties fo:font-size="18.25pt" officeooo:rsid="00016671" officeooo:paragraph-rsid="00016671" style:font-size-asian="16pt" style:font-size-complex="18.25pt"/>
    </style:style>
    <style:style style:name="P7" style:family="paragraph" style:parent-style-name="Standard">
      <style:text-properties fo:font-size="18.25pt" officeooo:rsid="00016671" officeooo:paragraph-rsid="0009172d" style:font-size-asian="16pt" style:font-size-complex="18.25pt"/>
    </style:style>
    <style:style style:name="P8" style:family="paragraph" style:parent-style-name="Standard">
      <style:text-properties fo:font-size="18.25pt" officeooo:rsid="0001bd62" officeooo:paragraph-rsid="0001bd62" style:font-size-asian="16pt" style:font-size-complex="18.25pt"/>
    </style:style>
    <style:style style:name="P9" style:family="paragraph" style:parent-style-name="Standard">
      <style:text-properties fo:font-size="18.25pt" officeooo:rsid="00021a14" officeooo:paragraph-rsid="00021a14" style:font-size-asian="16pt" style:font-size-complex="18.25pt"/>
    </style:style>
    <style:style style:name="P10" style:family="paragraph" style:parent-style-name="Standard">
      <style:text-properties fo:font-size="18.25pt" officeooo:rsid="000544eb" officeooo:paragraph-rsid="000544eb" style:font-size-asian="16pt" style:font-size-complex="18.25pt"/>
    </style:style>
    <style:style style:name="P11" style:family="paragraph" style:parent-style-name="Standard">
      <style:text-properties fo:font-size="18.25pt" officeooo:rsid="0006c691" officeooo:paragraph-rsid="0006c691" style:font-size-asian="16pt" style:font-size-complex="18.25pt"/>
    </style:style>
    <style:style style:name="P12" style:family="paragraph" style:parent-style-name="Standard">
      <style:text-properties fo:font-size="18.25pt" officeooo:rsid="0007e50c" officeooo:paragraph-rsid="0007e50c" style:font-size-asian="16pt" style:font-size-complex="18.25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>
      <style:text-properties fo:font-size="18.25pt" officeooo:rsid="0007e50c" officeooo:paragraph-rsid="0007e50c" style:font-name-asian="华文黑体" style:font-size-asian="16pt" style:font-size-complex="18.25pt"/>
    </style:style>
    <style:style style:name="P15" style:family="paragraph" style:parent-style-name="Standard">
      <style:text-properties fo:font-size="18.25pt" officeooo:rsid="000c0575" officeooo:paragraph-rsid="000c0575" style:font-name-asian="华文黑体" style:font-size-asian="16pt" style:font-size-complex="18.25pt"/>
    </style:style>
    <style:style style:name="P16" style:family="paragraph" style:parent-style-name="Standard">
      <style:text-properties fo:font-size="18.25pt" style:font-size-asian="16pt" style:font-size-complex="18.25pt"/>
    </style:style>
    <style:style style:name="P17" style:family="paragraph" style:parent-style-name="Standard">
      <style:text-properties fo:font-size="18.25pt" officeooo:paragraph-rsid="000cd07d" style:font-size-asian="16pt" style:font-size-complex="18.25pt"/>
    </style:style>
    <style:style style:name="P18" style:family="paragraph" style:parent-style-name="Standard">
      <style:text-properties fo:font-size="18pt" officeooo:rsid="00016671" officeooo:paragraph-rsid="00016671" style:font-name-asian="方正苏新诗柳楷简体" style:font-size-asian="18pt" style:font-size-complex="18pt"/>
    </style:style>
    <style:style style:name="P19" style:family="paragraph" style:parent-style-name="Standard">
      <style:text-properties fo:font-size="18pt" officeooo:rsid="00021a14" officeooo:paragraph-rsid="00021a14" style:font-name-asian="华文黑体" style:font-size-asian="18pt" style:font-size-complex="18pt"/>
    </style:style>
    <style:style style:name="P20" style:family="paragraph" style:parent-style-name="Standard">
      <style:text-properties style:font-name="华文黑体" fo:font-size="16pt" officeooo:rsid="0009b383" officeooo:paragraph-rsid="0009172d" style:font-name-asian="华文黑体" style:font-size-asian="16pt" style:font-size-complex="16pt"/>
    </style:style>
    <style:style style:name="P21" style:family="paragraph" style:parent-style-name="Standard">
      <style:text-properties style:font-name="Liberation Serif" fo:font-size="16pt" officeooo:rsid="0009b383" officeooo:paragraph-rsid="000ba8f2" style:font-name-asian="Liberation Serif" style:font-size-asian="16pt" style:font-size-complex="16pt"/>
    </style:style>
    <style:style style:name="P22" style:family="paragraph" style:parent-style-name="Standard">
      <style:text-properties style:font-name="Liberation Serif" fo:font-size="16pt" officeooo:rsid="0009b383" officeooo:paragraph-rsid="0009b383" style:font-name-asian="Liberation Serif" style:font-size-asian="16pt" style:font-size-complex="16pt"/>
    </style:style>
    <style:style style:name="P23" style:family="paragraph" style:parent-style-name="Standard">
      <style:text-properties style:font-name="Liberation Serif" fo:font-size="16pt" officeooo:rsid="000c0575" officeooo:paragraph-rsid="000ba8f2" style:font-name-asian="Liberation Serif" style:font-size-asian="16pt" style:font-size-complex="16pt"/>
    </style:style>
    <style:style style:name="P24" style:family="paragraph" style:parent-style-name="Standard">
      <style:text-properties style:font-name="Liberation Serif" fo:font-size="16pt" officeooo:rsid="000c0575" officeooo:paragraph-rsid="000c0575" style:font-name-asian="Liberation Serif" style:font-size-asian="16pt" style:font-size-complex="16pt"/>
    </style:style>
    <style:style style:name="P25" style:family="paragraph" style:parent-style-name="Standard">
      <style:text-properties style:font-name="Liberation Serif" fo:font-size="16pt" officeooo:rsid="000cd07d" officeooo:paragraph-rsid="000cd07d" style:font-name-asian="Liberation Serif" style:font-size-asian="16pt" style:font-size-complex="16pt"/>
    </style:style>
    <style:style style:name="P26" style:family="paragraph" style:parent-style-name="Standard">
      <style:text-properties style:font-name="Liberation Serif" fo:font-size="16pt" officeooo:rsid="000d9a67" officeooo:paragraph-rsid="000d9a67" style:font-name-asian="Liberation Serif" style:font-size-asian="16pt" style:font-size-complex="16pt"/>
    </style:style>
    <style:style style:name="T1" style:family="text">
      <style:text-properties officeooo:rsid="00016671"/>
    </style:style>
    <style:style style:name="T2" style:family="text">
      <style:text-properties officeooo:rsid="0001bd62"/>
    </style:style>
    <style:style style:name="T3" style:family="text">
      <style:text-properties officeooo:rsid="00021a14"/>
    </style:style>
    <style:style style:name="T4" style:family="text">
      <style:text-properties officeooo:rsid="0003d3eb"/>
    </style:style>
    <style:style style:name="T5" style:family="text">
      <style:text-properties officeooo:rsid="0007e50c"/>
    </style:style>
    <style:style style:name="T6" style:family="text">
      <style:text-properties fo:font-size="18.25pt" style:font-size-asian="16pt" style:font-size-complex="18.25pt"/>
    </style:style>
    <style:style style:name="T7" style:family="text">
      <style:text-properties fo:font-size="18.25pt" officeooo:rsid="00016671" style:font-size-asian="16pt" style:font-size-complex="18.25pt"/>
    </style:style>
    <style:style style:name="T8" style:family="text">
      <style:text-properties fo:font-size="18.25pt" officeooo:rsid="000d9a67" style:font-size-asian="16pt" style:font-size-complex="18.25pt"/>
    </style:style>
    <style:style style:name="T9" style:family="text">
      <style:text-properties fo:font-size="18.25pt" officeooo:rsid="00016671" style:font-name-asian="华文黑体" style:font-size-asian="16pt" style:font-size-complex="18.25pt"/>
    </style:style>
    <style:style style:name="T10" style:family="text">
      <style:text-properties fo:font-size="18.25pt" officeooo:rsid="0009172d" style:font-name-asian="华文黑体" style:font-size-asian="16pt" style:font-size-complex="18.25pt"/>
    </style:style>
    <style:style style:name="T11" style:family="text">
      <style:text-properties fo:font-size="18.25pt" officeooo:rsid="000c0575" style:font-name-asian="华文黑体" style:font-size-asian="16pt" style:font-size-complex="18.25pt"/>
    </style:style>
    <style:style style:name="T12" style:family="text">
      <style:text-properties fo:font-size="18.25pt" style:font-name-asian="华文黑体" style:font-size-asian="16pt" style:font-size-complex="18.25pt"/>
    </style:style>
    <style:style style:name="T13" style:family="text">
      <style:text-properties fo:font-size="18.25pt" officeooo:rsid="000d9a67" style:font-name-asian="华文黑体" style:font-size-asian="16pt" style:font-size-complex="18.25pt"/>
    </style:style>
    <style:style style:name="T14" style:family="text">
      <style:text-properties style:font-name-asian="华文黑体"/>
    </style:style>
    <style:style style:name="T15" style:family="text">
      <style:text-properties officeooo:rsid="0009172d" style:font-name-asian="华文黑体"/>
    </style:style>
    <style:style style:name="T16" style:family="text">
      <style:text-properties officeooo:rsid="000c0575" style:font-name-asian="华文黑体"/>
    </style:style>
    <style:style style:name="T17" style:family="text">
      <style:text-properties style:font-name-asian="方正苏新诗柳楷简体"/>
    </style:style>
    <style:style style:name="T18" style:family="text">
      <style:text-properties officeooo:rsid="000c0575"/>
    </style:style>
    <style:style style:name="T19" style:family="text">
      <style:text-properties officeooo:rsid="000cd07d"/>
    </style:style>
    <style:style style:name="T20" style:family="text">
      <style:text-properties fo:font-size="16pt" style:font-name-asian="华文黑体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officeooo:rsid="000d9a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听歌用况</text:p>
      <text:p text:style-name="P13"/>
      <text:p text:style-name="P1"/>
      <text:p text:style-name="P5">参与者<text:span text:style-name="T1">：music_consumer、第三方支付平台</text:span></text:p>
      <text:p text:style-name="P5"/>
      <text:p text:style-name="P17">简要描述<text:span text:style-name="T19">： music_consumer上系统找歌并听歌的故事</text:span></text:p>
      <text:p text:style-name="P5"/>
      <text:p text:style-name="P5">前置条件</text:p>
      <text:p text:style-name="P6">1、账户已经登录</text:p>
      <text:p text:style-name="P6">2、music_consumer选择浏览歌单<text:span text:style-name="T5">或单曲</text:span></text:p>
      <text:p text:style-name="P6"/>
      <text:p text:style-name="P12">（这个行为好难定义哦！用户查看其他用户的排行榜也算是浏览歌曲，）</text:p>
      <text:p text:style-name="P10">（只有听歌排行不是歌单形式，其他全是歌单形式，包括排行榜，考虑把听歌排行也做成歌单形式，可以直接播放???）</text:p>
      <text:p text:style-name="P10">（直接搜索歌曲或者收到用户之间的歌曲分享）</text:p>
      <text:p text:style-name="P10"><text:s text:c="2"/><text:span text:style-name="T5">(在动态里面也可以听歌！)</text:span></text:p>
      <text:p text:style-name="P12">（你听歌专门去动态？？？去动态就是看动态的！！！！）</text:p>
      <text:p text:style-name="P12">（私信里面也可以听歌！）</text:p>
      <text:p text:style-name="P12"/>
      <text:p text:style-name="P11">（专辑也是歌单 <text:s/>歌单的定义就是有个封面，有个作者，歌曲1-*首）</text:p>
      <text:p text:style-name="P11"/>
      <text:p text:style-name="P11">//搜索单曲/歌手/专辑是不是另外<text:span text:style-name="T5">的用况？？？ <text:s/>和账户登录一样做成支持用况？？</text:span></text:p>
      <text:p text:style-name="P6"/>
      <text:p text:style-name="P6"/>
      <text:p text:style-name="P2">基本流</text:p>
      <text:p text:style-name="P2"/>
      <text:p text:style-name="P20">{浏览歌单或单曲}</text:p>
      <text:p text:style-name="P3">1、<text:span text:style-name="T7">music_consumer</text:span><text:span text:style-name="T9">选择浏览歌单</text:span><text:span text:style-name="T10">或单曲</text:span><text:span text:style-name="T11">或专辑</text:span></text:p>
      <text:p text:style-name="P14">{显示歌单或单曲详细信息}</text:p>
      <text:p text:style-name="P7"><text:span text:style-name="T5">2</text:span>、<text:span text:style-name="T17">music_consumer</text:span><text:span text:style-name="T14">选择浏览歌单</text:span><text:span text:style-name="T16">或专辑</text:span><text:span text:style-name="T15">，</text:span>系统显示歌单<text:span text:style-name="T18">或专辑相关信息</text:span></text:p>
      <text:p text:style-name="P11"><text:soft-page-break/>{选择歌单}</text:p>
      <text:p text:style-name="P8"><text:span text:style-name="T5">3</text:span>、music_consumer选择要打开的歌单<text:span text:style-name="T18">或专辑</text:span></text:p>
      <text:p text:style-name="P11">{展示歌单}</text:p>
      <text:p text:style-name="P8"><text:span text:style-name="T5">4</text:span>、系统展示歌单<text:span text:style-name="T18">或专辑</text:span>的详细信息</text:p>
      <text:p text:style-name="P11">{选择单曲}</text:p>
      <text:p text:style-name="P8"><text:span text:style-name="T5">5</text:span>、music_consumer选择<text:span text:style-name="T4">单</text:span>曲</text:p>
      <text:p text:style-name="P12">{展示单曲}</text:p>
      <text:p text:style-name="P12">6、系统显示单曲详细信息</text:p>
      <text:p text:style-name="P12">7、<text:span text:style-name="T2">music_consumer播放单曲</text:span></text:p>
      <text:p text:style-name="P11">{播放单曲}</text:p>
      <text:p text:style-name="P8"><text:span text:style-name="T5">8</text:span>、系统<text:span text:style-name="T4">将单曲加入到播放列表并播放</text:span></text:p>
      <text:p text:style-name="P8"><text:span text:style-name="T5">9</text:span>、music_<text:span text:style-name="T3">consumer关闭系统</text:span></text:p>
      <text:p text:style-name="P9"><text:span text:style-name="T5">10</text:span>、用况结束</text:p>
      <text:p text:style-name="P9"/>
      <text:p text:style-name="P4">备选流</text:p>
      <text:p text:style-name="Standard"/>
      <text:p text:style-name="P19"/>
      <text:p text:style-name="P15">这个到底算是听歌用况的备选流还是 支持用况哦！ <text:s/>因为看视频用况也有用到啊，有点像登录了</text:p>
      <text:p text:style-name="P15"/>
      <text:p text:style-name="P15"/>
      <text:p text:style-name="P22"/>
      <text:p text:style-name="P21">在{浏览歌单或单曲}中music_consumer选择浏览单曲</text:p>
      <text:p text:style-name="P21">A1 {搜索单曲}</text:p>
      <text:p text:style-name="P21"/>
      <text:p text:style-name="P23">1、music_consumer选择搜索</text:p>
      <text:p text:style-name="P23">2、系统提供搜索框以及热门搜索，搜索历史</text:p>
      <text:p text:style-name="P23">3、music_consumer在搜索框中填入文本</text:p>
      <text:p text:style-name="P23">4、系统在用户输入过程中出现提示信息（相同歌名）</text:p>
      <text:p text:style-name="P23">6、music_consumer确认搜索</text:p>
      <text:p text:style-name="P23">7、系统显示搜索结果</text:p>
      <text:p text:style-name="P23">8、music_consumer查看结果</text:p>
      <text:p text:style-name="P24">9.a如果music_consumer选择单曲，用况回到{展示单曲}</text:p>
      <text:p text:style-name="P24">9.b 如果music_consumer选择视频，用况跳到看视频用况</text:p>
      <text:p text:style-name="P24"><text:soft-page-break/><text:s/>9.c <text:s/>如果music_consumer选择歌单或专辑， 用况回到{展示歌单}</text:p>
      <text:p text:style-name="P24">9.d <text:s text:c="3"/>如果music_consumer选择歌手、用户</text:p>
      <text:p text:style-name="P24">9.d.1 系统显示歌手页面</text:p>
      <text:p text:style-name="P25">阿这个要怎么写下去！！！！！！</text:p>
      <text:p text:style-name="P25">私信里分享的歌曲也是<text:span text:style-name="T22">有</text:span>在听歌用况里面<text:span text:style-name="T22">？？</text:span></text:p>
      <text:p text:style-name="P23"/>
      <text:p text:style-name="P25"/>
      <text:p text:style-name="P25">在{展示歌单}</text:p>
      <text:p text:style-name="P25"/>
      <text:p text:style-name="P25">A2 收藏歌单</text:p>
      <text:p text:style-name="P25"/>
      <text:p text:style-name="P25">A3 下载歌单</text:p>
      <text:p text:style-name="P25"/>
      <text:p text:style-name="P25">A4 评论歌单</text:p>
      <text:p text:style-name="P25"/>
      <text:p text:style-name="P25">A5 转发歌单</text:p>
      <text:p text:style-name="P25"/>
      <text:p text:style-name="P25">在{展示单曲}和{播放单曲}中</text:p>
      <text:p text:style-name="P25"/>
      <text:p text:style-name="P25">A6 分享单曲</text:p>
      <text:p text:style-name="P25"/>
      <text:p text:style-name="P25">A7 收藏单曲</text:p>
      <text:p text:style-name="P25"><text:s/></text:p>
      <text:p text:style-name="P25">A8 评论单曲</text:p>
      <text:p text:style-name="P25"/>
      <text:p text:style-name="P25">A9 下载单曲</text:p>
      <text:p text:style-name="P25"/>
      <text:p text:style-name="P25">A10 查看歌词</text:p>
      <text:p text:style-name="P25"/>
      <text:p text:style-name="P25">在{播放单曲中}</text:p>
      <text:p text:style-name="P25"/>
      <text:p text:style-name="P25">A11 切换<text:span text:style-name="T22">单</text:span>曲</text:p>
      <text:p text:style-name="P25"/>
      <text:p text:style-name="P26">A12 暂停单曲</text:p>
      <text:p text:style-name="P26"/>
      <text:p text:style-name="P26">A13 设置单曲播放顺序</text:p>
      <text:p text:style-name="P26"><text:soft-page-break/>A14 设置播放列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33:22.179227100</meta:creation-date>
    <dc:date>2018-04-05T17:40:18.429869274</dc:date>
    <meta:editing-duration>PT37M33S</meta:editing-duration>
    <meta:editing-cycles>4</meta:editing-cycles>
    <meta:generator>LibreOffice/5.3.3.2$Linux_X86_64 LibreOffice_project/3d9a8b4b4e538a85e0782bd6c2d430bafe583448</meta:generator>
    <meta:document-statistic meta:table-count="0" meta:image-count="0" meta:object-count="0" meta:page-count="4" meta:paragraph-count="67" meta:word-count="833" meta:character-count="1139" meta:non-whitespace-character-count="1104"/>
  </office:meta>
</office:document-meta>
</file>